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32.83334mm" fo:page-width="232.83334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ffff00" draw:opacity="100.0%" draw:stroke="solid" svg:stroke-color="#000000" draw:stroke-linejoin="miter" svg:stroke-opacity="100.0%" svg:stroke-width="5.6788616mm"/>
    </style:style>
    <style:style style:family="graphic" style:name="style-3">
      <style:graphic-properties draw:fill="solid" draw:fill-color="#000000" draw:opacity="100.0%" draw:stroke="none"/>
    </style:style>
    <style:style style:family="graphic" style:name="style-4">
      <style:graphic-properties draw:fill="solid" draw:fill-color="#000000" draw:opacity="100.0%" draw:stroke="none"/>
    </style:style>
    <style:style style:family="graphic" style:name="style-5">
      <style:graphic-properties draw:fill="solid" draw:fill-color="#000000" draw:opacity="100.0%" draw:stroke="none"/>
    </style:style>
    <style:style style:family="graphic" style:name="style-6">
      <style:graphic-properties draw:fill="solid" draw:fill-color="#000000" draw:opacity="100.0%" draw:stroke="solid" svg:stroke-color="#ffff00" draw:stroke-linejoin="miter" svg:stroke-opacity="100.0%" svg:stroke-width="5.2916665mm"/>
    </style:style>
  </office:automatic-styles>
  <office:body>
    <office:drawing>
      <draw:page draw:master-page-name="Default" draw:name="page1" draw:style-name="DP1">
        <draw:g draw:id="svg2">
          <draw:g draw:id="layer1">
            <draw:path svg:d="M 22715.447 11357.724 C 22715.447 17630.422 17630.422 22715.447 11357.724 22715.447 C 5085.026 22715.447 0.0 17630.422 0.0 11357.724 C 0.0 5085.026 5085.026 0.0 11357.724 0.0 C 17630.422 0.0 22715.447 5085.026 22715.447 11357.724 z" svg:height="227.15446mm" draw:style-name="style-2" svg:viewBox="0.0 0.0 22715.447 22715.447" svg:width="227.15446mm" svg:x="2.839428mm" svg:y="2.8394256mm"/>
            <draw:g draw:id="g5116">
              <draw:path svg:d="M 10583.333 0.0 C 10583.333 3781.061 8566.161 7274.9043 5291.6665 9165.435 L 0.0 0.0 z" svg:height="91.65435mm" draw:style-name="style-3" draw:transform="rotate(-1.0471975434247853) translate(116.41668mm,115.99065mm)" svg:viewBox="0.0 0.0 10583.333 9165.435" svg:width="105.83333mm"/>
              <draw:path svg:d="M 10583.331 0.0 C 10583.331 3781.0605 8566.16 7274.9033 5291.6655 9165.434 L 0.0 0.0 z" svg:height="91.654335mm" draw:style-name="style-4" draw:transform="rotate(-3.141592568879461) translate(116.416664mm,116.41668mm)" svg:viewBox="0.0 0.0 10583.331 9165.434" svg:width="105.83331mm"/>
              <draw:path svg:d="M 10583.333 0.0 C 10583.333 3781.061 8566.161 7274.9043 5291.6665 9165.435 L 0.0 0.0 z" svg:height="91.65435mm" draw:style-name="style-5" draw:transform="rotate(1.0471975434247853) translate(116.416664mm,116.416664mm)" svg:viewBox="0.0 0.0 10583.333 9165.435" svg:width="105.83333mm"/>
              <draw:path svg:d="M 2705.4734 1352.7367 C 2705.4734 2099.8323 2099.8323 2705.4734 1352.7367 2705.4734 C 605.6407 2705.4734 0.0 2099.8323 0.0 1352.7367 C 0.0 605.6407 605.6407 0.0 1352.7367 0.0 C 2099.8323 0.0 2705.4734 605.6407 2705.4734 1352.7367 z" svg:height="27.054733mm" draw:style-name="style-6" svg:viewBox="0.0 0.0 2705.4734 2705.4734" svg:width="27.054733mm" svg:x="102.8893mm" svg:y="102.8893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32.83334mm" fo:page-width="232.83334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